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Quick</text:span><text:span text:style-name="T1_2"><text:s/></text:span><text:span text:style-name="T1_3">Reference</text:span><text:span text:style-name="T1_4"><text:s/></text:span><text:span text:style-name="T1_5">for</text:span><text:span text:style-name="T1_6"><text:s/></text:span><text:span text:style-name="T1_7">Store</text:span><text:span text:style-name="T1_8"><text:s/></text:span><text:span text:style-name="T1_9">Proprietors</text:span></text:p>
      <text:p text:style-name="P2"/>
      <text:p text:style-name="P3"><text:span text:style-name="T3_1">Rolls</text:span><text:span text:style-name="T3_2"><text:s/></text:span><text:span text:style-name="T3_3">in</text:span><text:span text:style-name="T3_4"><text:s/></text:span><text:span text:style-name="T3_5">Short</text:span><text:span text:style-name="T3_6">:</text:span></text:p>
      <text:p text:style-name="P4"><text:span text:style-name="T4_1"><text:tab/></text:span><text:span text:style-name="T4_2">d</text:span><text:span text:style-name="T4_3">6</text:span><text:span text:style-name="T4_4"><text:tab/><text:tab/></text:span><text:span text:style-name="T4_5">markup</text:span><text:span text:style-name="T4_6"><text:s/></text:span><text:span text:style-name="T4_7">reduction</text:span><text:span text:style-name="T4_8">,<text:s/></text:span><text:span text:style-name="T4_9">per</text:span><text:span text:style-name="T4_10"><text:s/></text:span><text:span text:style-name="T4_11">item</text:span></text:p>
      <text:p text:style-name="P5"><text:span text:style-name="T5_1"><text:tab/></text:span><text:span text:style-name="T5_2">d</text:span><text:span text:style-name="T5_3">20</text:span><text:span text:style-name="T5_4"><text:tab/><text:tab/></text:span><text:span text:style-name="T5_5">initial</text:span><text:span text:style-name="T5_6"><text:s/></text:span><text:span text:style-name="T5_7">markup</text:span><text:span text:style-name="T5_8"><text:s/></text:span><text:span text:style-name="T5_9">on</text:span><text:span text:style-name="T5_10"><text:s/></text:span><text:span text:style-name="T5_11">new</text:span><text:span text:style-name="T5_12"><text:s/></text:span><text:span text:style-name="T5_13">item</text:span><text:span text:style-name="T5_14"><text:s/>(+<text:s/>100)</text:span></text:p>
      <text:p text:style-name="P6"><text:span text:style-name="T6_1"><text:tab/></text:span><text:span text:style-name="T6_2">store</text:span><text:span text:style-name="T6_3"><text:s/></text:span><text:span text:style-name="T6_4">dice</text:span><text:span text:style-name="T6_5">/8</text:span><text:span text:style-name="T6_6"><text:tab/></text:span><text:span text:style-name="T6_7">number</text:span><text:span text:style-name="T6_8"><text:s/></text:span><text:span text:style-name="T6_9">of</text:span><text:span text:style-name="T6_10"><text:s/></text:span><text:span text:style-name="T6_11">items</text:span><text:span text:style-name="T6_12"><text:s/></text:span><text:span text:style-name="T6_13">to</text:span><text:span text:style-name="T6_14"><text:s/></text:span><text:span text:style-name="T6_15">remove</text:span></text:p>
      <text:p text:style-name="P7"><text:span text:style-name="T7_1"><text:tab/></text:span><text:span text:style-name="T7_2">store</text:span><text:span text:style-name="T7_3"><text:s/></text:span><text:span text:style-name="T7_4">dice</text:span><text:span text:style-name="T7_5"><text:tab/></text:span><text:span text:style-name="T7_6">minimum</text:span><text:span text:style-name="T7_7"><text:s/></text:span><text:span text:style-name="T7_8">number</text:span><text:span text:style-name="T7_9"><text:s/></text:span><text:span text:style-name="T7_10">of</text:span><text:span text:style-name="T7_11"><text:s/></text:span><text:span text:style-name="T7_12">items</text:span><text:span text:style-name="T7_13"><text:s/></text:span><text:span text:style-name="T7_14">in</text:span><text:span text:style-name="T7_15"><text:s/></text:span><text:span text:style-name="T7_16">stock</text:span><text:span text:style-name="T7_17"><text:s/></text:span><text:span text:style-name="T7_18">this</text:span><text:span text:style-name="T7_19"><text:s/></text:span><text:span text:style-name="T7_20">week</text:span></text:p>
      <text:p text:style-name="P8"/>
      <text:p text:style-name="P9"><text:span text:style-name="T9_1">Creating</text:span><text:span text:style-name="T9_2"><text:s/></text:span><text:span text:style-name="T9_3">a</text:span><text:span text:style-name="T9_4"><text:s/></text:span><text:span text:style-name="T9_5">New</text:span><text:span text:style-name="T9_6"><text:s/></text:span><text:span text:style-name="T9_7">Store</text:span><text:span text:style-name="T9_8">:</text:span></text:p>
      <text:p text:style-name="P10"><text:span text:style-name="T10_1">1)<text:s/></text:span><text:span text:style-name="T10_2">Determine</text:span><text:span text:style-name="T10_3"><text:s/></text:span><text:span text:style-name="T10_4">type</text:span><text:span text:style-name="T10_5">(</text:span><text:span text:style-name="T10_6">s</text:span><text:span text:style-name="T10_7">)<text:s/></text:span><text:span text:style-name="T10_8">of</text:span><text:span text:style-name="T10_9"><text:s/></text:span><text:span text:style-name="T10_10">items</text:span><text:span text:style-name="T10_11"><text:s/></text:span><text:span text:style-name="T10_12">sold</text:span><text:span text:style-name="T10_13">. <text:s/></text:span><text:span text:style-name="T10_14">If</text:span><text:span text:style-name="T10_15"><text:s/></text:span><text:span text:style-name="T10_16">more</text:span><text:span text:style-name="T10_17"><text:s/></text:span><text:span text:style-name="T10_18">than</text:span><text:span text:style-name="T10_19"><text:s/></text:span><text:span text:style-name="T10_20">one</text:span><text:span text:style-name="T10_21"><text:s/></text:span><text:span text:style-name="T10_22">item</text:span><text:span text:style-name="T10_23"><text:s/></text:span><text:span text:style-name="T10_24">type</text:span><text:span text:style-name="T10_25"><text:s/></text:span><text:span text:style-name="T10_26">is</text:span><text:span text:style-name="T10_27"><text:s/></text:span><text:span text:style-name="T10_28">available</text:span><text:span text:style-name="T10_29">,<text:s/></text:span><text:span text:style-name="T10_30">assign</text:span><text:span text:style-name="T10_31"><text:s/></text:span><text:span text:style-name="T10_32">a</text:span><text:span text:style-name="T10_33"><text:s/></text:span><text:span text:style-name="T10_34">die</text:span><text:span text:style-name="T10_35"><text:s/></text:span><text:span text:style-name="T10_36">roll</text:span><text:span text:style-name="T10_37"><text:s/></text:span><text:span text:style-name="T10_38">to</text:span><text:span text:style-name="T10_39"><text:s/></text:span><text:span text:style-name="T10_40">determine</text:span><text:span text:style-name="T10_41"><text:s/></text:span><text:span text:style-name="T10_42">when</text:span><text:span text:style-name="T10_43"><text:s/></text:span><text:span text:style-name="T10_44">to</text:span><text:span text:style-name="T10_45"><text:s/></text:span><text:span text:style-name="T10_46">choose</text:span><text:span text:style-name="T10_47"><text:s/></text:span><text:span text:style-name="T10_48">each</text:span><text:span text:style-name="T10_49"><text:s/></text:span><text:span text:style-name="T10_50">item</text:span><text:span text:style-name="T10_51">. <text:s/>(</text:span><text:span text:style-name="T10_52">e</text:span><text:span text:style-name="T10_53">.</text:span><text:span text:style-name="T10_54">g</text:span><text:span text:style-name="T10_55">.<text:s/>1-3:<text:s/></text:span><text:span text:style-name="T10_56">book</text:span><text:span text:style-name="T10_57">;<text:s/>4-6:<text:s/></text:span><text:span text:style-name="T10_58">scroll</text:span><text:span text:style-name="T10_59">)</text:span></text:p>
      <text:p text:style-name="P11"><text:span text:style-name="T11_1">2)<text:s/></text:span><text:span text:style-name="T11_2">Determine</text:span><text:span text:style-name="T11_3"><text:s/></text:span><text:span text:style-name="T11_4">store</text:span><text:span text:style-name="T11_5"><text:s/></text:span><text:span text:style-name="T11_6">dice</text:span><text:span text:style-name="T11_7"><text:s/></text:span><text:span text:style-name="T11_8">to</text:span><text:span text:style-name="T11_9"><text:s/></text:span><text:span text:style-name="T11_10">roll</text:span><text:span text:style-name="T11_11"><text:s/>(3</text:span><text:span text:style-name="T11_12">d</text:span><text:span text:style-name="T11_13">6<text:s/></text:span><text:span text:style-name="T11_14">is</text:span><text:span text:style-name="T11_15"><text:s/></text:span><text:span text:style-name="T11_16">a</text:span><text:span text:style-name="T11_17"><text:s/></text:span><text:span text:style-name="T11_18">large</text:span><text:span text:style-name="T11_19"><text:s/></text:span><text:span text:style-name="T11_20">store</text:span><text:span text:style-name="T11_21">).</text:span></text:p>
      <text:p text:style-name="P12"><text:span text:style-name="T12_1">3)<text:s/></text:span><text:span text:style-name="T12_2">Skip</text:span><text:span text:style-name="T12_3"><text:s/></text:span><text:span text:style-name="T12_4">to</text:span><text:span text:style-name="T12_5"><text:s/></text:span><text:span text:style-name="T12_6">step</text:span><text:span text:style-name="T12_7"><text:s/>4<text:s/></text:span><text:span text:style-name="T12_8">of</text:span><text:span text:style-name="T12_9"><text:s/></text:span><text:span text:style-name="T12_10">Updating</text:span><text:span text:style-name="T12_11"><text:s/></text:span><text:span text:style-name="T12_12">a</text:span><text:span text:style-name="T12_13"><text:s/></text:span><text:span text:style-name="T12_14">Store</text:span><text:span text:style-name="T12_15">.</text:span></text:p>
      <text:p text:style-name="P13"/>
      <text:p text:style-name="P14"><text:span text:style-name="T14_1">Updating</text:span><text:span text:style-name="T14_2"><text:s/></text:span><text:span text:style-name="T14_3">a</text:span><text:span text:style-name="T14_4"><text:s/></text:span><text:span text:style-name="T14_5">Store</text:span><text:span text:style-name="T14_6">:</text:span></text:p>
      <text:p text:style-name="P15"><text:span text:style-name="T15_1">1)<text:s/></text:span><text:span text:style-name="T15_2">For</text:span><text:span text:style-name="T15_3"><text:s/></text:span><text:span text:style-name="T15_4">each</text:span><text:span text:style-name="T15_5"><text:s/></text:span><text:span text:style-name="T15_6">item</text:span><text:span text:style-name="T15_7">,<text:s/></text:span><text:span text:style-name="T15_8">roll</text:span><text:span text:style-name="T15_9"><text:s/></text:span><text:span text:style-name="T15_10">a</text:span><text:span text:style-name="T15_11"><text:s/></text:span><text:span text:style-name="T15_12">d</text:span><text:span text:style-name="T15_13">6,<text:s/></text:span><text:span text:style-name="T15_14">and</text:span><text:span text:style-name="T15_15"><text:s/></text:span><text:span text:style-name="T15_16">reduce</text:span><text:span text:style-name="T15_17"><text:s/></text:span><text:span text:style-name="T15_18">the</text:span><text:span text:style-name="T15_19"><text:s/></text:span><text:span text:style-name="T15_20">markup</text:span><text:span text:style-name="T15_21"><text:s/></text:span><text:span text:style-name="T15_22">percentage</text:span><text:span text:style-name="T15_23"><text:s/></text:span><text:span text:style-name="T15_24">by</text:span><text:span text:style-name="T15_25"><text:s/></text:span><text:span text:style-name="T15_26">that</text:span><text:span text:style-name="T15_27"><text:s/></text:span><text:span text:style-name="T15_28">number</text:span><text:span text:style-name="T15_29">.</text:span></text:p>
      <text:p text:style-name="P16"><text:span text:style-name="T16_1">2)<text:s/></text:span><text:span text:style-name="T16_2">Roll</text:span><text:span text:style-name="T16_3"><text:s/></text:span><text:span text:style-name="T16_4">your</text:span><text:span text:style-name="T16_5"><text:s/></text:span><text:span text:style-name="T16_6">store</text:span><text:span text:style-name="T16_7"><text:s/></text:span><text:span text:style-name="T16_8">dice</text:span><text:span text:style-name="T16_9"><text:s/></text:span><text:span text:style-name="T16_10">and</text:span><text:span text:style-name="T16_11"><text:s/></text:span><text:span text:style-name="T16_12">divide</text:span><text:span text:style-name="T16_13"><text:s/></text:span><text:span text:style-name="T16_14">by</text:span><text:span text:style-name="T16_15"><text:s/>8<text:s/>(</text:span><text:span text:style-name="T16_16">round</text:span><text:span text:style-name="T16_17"><text:s/></text:span><text:span text:style-name="T16_18">up</text:span><text:span text:style-name="T16_19">).<text:s/></text:span></text:p>
      <text:p text:style-name="P17"><text:span text:style-name="T17_1">3)</text:span><text:span text:style-name="T17_2"><text:s/></text:span><text:span text:style-name="T17_3">Remove</text:span><text:span text:style-name="T17_4"><text:s/></text:span><text:span text:style-name="T17_5">that</text:span><text:span text:style-name="T17_6"><text:s/></text:span><text:span text:style-name="T17_7">number</text:span><text:span text:style-name="T17_8"><text:s/></text:span><text:span text:style-name="T17_9">of</text:span><text:span text:style-name="T17_10"><text:s/></text:span><text:span text:style-name="T17_11">items</text:span><text:span text:style-name="T17_12">,<text:s/></text:span><text:span text:style-name="T17_13">with</text:span><text:span text:style-name="T17_14"><text:s/></text:span><text:span text:style-name="T17_15">the</text:span><text:span text:style-name="T17_16"><text:s/></text:span><text:span text:style-name="T17_17">lowest</text:span><text:span text:style-name="T17_18"><text:s/></text:span><text:span text:style-name="T17_19">markup</text:span><text:span text:style-name="T17_20"><text:s/></text:span><text:span text:style-name="T17_21">being</text:span><text:span text:style-name="T17_22"><text:s/></text:span><text:span text:style-name="T17_23">removed</text:span><text:span text:style-name="T17_24"><text:s/></text:span><text:span text:style-name="T17_25">first</text:span><text:span text:style-name="T17_26">. <text:s/></text:span><text:span text:style-name="T17_27">In</text:span><text:span text:style-name="T17_28"><text:s/></text:span><text:span text:style-name="T17_29">case</text:span><text:span text:style-name="T17_30"><text:s/></text:span><text:span text:style-name="T17_31">of</text:span><text:span text:style-name="T17_32"><text:s/></text:span><text:span text:style-name="T17_33">a</text:span><text:span text:style-name="T17_34"><text:s/></text:span><text:span text:style-name="T17_35">tie</text:span><text:span text:style-name="T17_36">,<text:s/></text:span><text:span text:style-name="T17_37">roll</text:span><text:span text:style-name="T17_38"><text:s/></text:span><text:span text:style-name="T17_39">to</text:span><text:span text:style-name="T17_40"><text:s/></text:span><text:span text:style-name="T17_41">determine</text:span><text:span text:style-name="T17_42"><text:s/></text:span><text:span text:style-name="T17_43">which</text:span><text:span text:style-name="T17_44"><text:s/></text:span><text:span text:style-name="T17_45">item</text:span><text:span text:style-name="T17_46"><text:s/></text:span><text:span text:style-name="T17_47">is</text:span><text:span text:style-name="T17_48"><text:s/></text:span><text:span text:style-name="T17_49">removed</text:span><text:span text:style-name="T17_50">.</text:span></text:p>
      <text:p text:style-name="P18"><text:span text:style-name="T18_1">4)<text:s/></text:span><text:span text:style-name="T18_2">Roll</text:span><text:span text:style-name="T18_3"><text:s/></text:span><text:span text:style-name="T18_4">your</text:span><text:span text:style-name="T18_5"><text:s/></text:span><text:span text:style-name="T18_6">store</text:span><text:span text:style-name="T18_7"><text:s/></text:span><text:span text:style-name="T18_8">dice</text:span><text:span text:style-name="T18_9">. <text:s/></text:span><text:span text:style-name="T18_10">This</text:span><text:span text:style-name="T18_11"><text:s/></text:span><text:span text:style-name="T18_12">is</text:span><text:span text:style-name="T18_13"><text:s/></text:span><text:span text:style-name="T18_14">the</text:span><text:span text:style-name="T18_15"><text:s/></text:span><text:span text:style-name="T18_16">number</text:span><text:span text:style-name="T18_17"><text:s/></text:span><text:span text:style-name="T18_18">of</text:span><text:span text:style-name="T18_19"><text:s/></text:span><text:span text:style-name="T18_20">items</text:span><text:span text:style-name="T18_21"><text:s/></text:span><text:span text:style-name="T18_22">that</text:span><text:span text:style-name="T18_23"><text:s/>“</text:span><text:span text:style-name="T18_24">should</text:span><text:span text:style-name="T18_25">”<text:s/></text:span><text:span text:style-name="T18_26">be</text:span><text:span text:style-name="T18_27"><text:s/></text:span><text:span text:style-name="T18_28">in</text:span><text:span text:style-name="T18_29"><text:s/></text:span><text:span text:style-name="T18_30">your</text:span><text:span text:style-name="T18_31"><text:s/></text:span><text:span text:style-name="T18_32">store</text:span><text:span text:style-name="T18_33"><text:s/></text:span><text:span text:style-name="T18_34">this</text:span><text:span text:style-name="T18_35"><text:s/></text:span><text:span text:style-name="T18_36">week</text:span><text:span text:style-name="T18_37">.</text:span></text:p>
      <text:p text:style-name="P19"><text:span text:style-name="T19_1">5)<text:s/></text:span><text:span text:style-name="T19_2">If</text:span><text:span text:style-name="T19_3"><text:s/></text:span><text:span text:style-name="T19_4">your</text:span><text:span text:style-name="T19_5"><text:s/></text:span><text:span text:style-name="T19_6">store</text:span><text:span text:style-name="T19_7"><text:s/></text:span><text:span text:style-name="T19_8">already</text:span><text:span text:style-name="T19_9"><text:s/></text:span><text:span text:style-name="T19_10">has</text:span><text:span text:style-name="T19_11"><text:s/></text:span><text:span text:style-name="T19_12">the</text:span><text:span text:style-name="T19_13"><text:s/></text:span><text:span text:style-name="T19_14">designated</text:span><text:span text:style-name="T19_15"><text:s/></text:span><text:span text:style-name="T19_16">number</text:span><text:span text:style-name="T19_17"><text:s/></text:span><text:span text:style-name="T19_18">of</text:span><text:span text:style-name="T19_19"><text:s/></text:span><text:span text:style-name="T19_20">items</text:span><text:span text:style-name="T19_21"><text:s/></text:span><text:span text:style-name="T19_22">or</text:span><text:span text:style-name="T19_23"><text:s/></text:span><text:span text:style-name="T19_24">more</text:span><text:span text:style-name="T19_25">,<text:s/></text:span><text:span text:style-name="T19_26">do</text:span><text:span text:style-name="T19_27"><text:s/></text:span><text:span text:style-name="T19_28">nothing</text:span><text:span text:style-name="T19_29">. <text:s/></text:span><text:span text:style-name="T19_30">Otherwise</text:span><text:span text:style-name="T19_31">,<text:s/></text:span><text:span text:style-name="T19_32">add</text:span><text:span text:style-name="T19_33"><text:s/></text:span><text:span text:style-name="T19_34">items</text:span><text:span text:style-name="T19_35"><text:s/>(</text:span><text:span text:style-name="T19_36">see</text:span><text:span text:style-name="T19_37"><text:s/></text:span><text:span text:style-name="T19_38">below</text:span><text:span text:style-name="T19_39">)<text:s/></text:span><text:span text:style-name="T19_40">until</text:span><text:span text:style-name="T19_41"><text:s/></text:span><text:span text:style-name="T19_42">the</text:span><text:span text:style-name="T19_43"><text:s/></text:span><text:span text:style-name="T19_44">store</text:span><text:span text:style-name="T19_45"><text:s/></text:span><text:span text:style-name="T19_46">has</text:span><text:span text:style-name="T19_47"><text:s/></text:span><text:span text:style-name="T19_48">the</text:span><text:span text:style-name="T19_49"><text:s/></text:span><text:span text:style-name="T19_50">correct</text:span><text:span text:style-name="T19_51"><text:s/></text:span><text:span text:style-name="T19_52">number</text:span><text:span text:style-name="T19_53"><text:s/></text:span><text:span text:style-name="T19_54">of</text:span><text:span text:style-name="T19_55"><text:s/></text:span><text:span text:style-name="T19_56">items</text:span><text:span text:style-name="T19_57">.</text:span></text:p>
      <text:p text:style-name="P20"/>
      <text:p text:style-name="P21"><text:span text:style-name="T21_1">Adding</text:span><text:span text:style-name="T21_2"><text:s/></text:span><text:span text:style-name="T21_3">an</text:span><text:span text:style-name="T21_4"><text:s/></text:span><text:span text:style-name="T21_5">Item</text:span><text:span text:style-name="T21_6">:</text:span></text:p>
      <text:p text:style-name="P22"><text:span text:style-name="T22_1">1)<text:s/></text:span><text:span text:style-name="T22_2">Determine</text:span><text:span text:style-name="T22_3"><text:s/></text:span><text:span text:style-name="T22_4">the</text:span><text:span text:style-name="T22_5"><text:s/></text:span><text:span text:style-name="T22_6">item</text:span><text:span text:style-name="T22_7"><text:s/></text:span><text:span text:style-name="T22_8">type</text:span><text:span text:style-name="T22_9">,<text:s/></text:span><text:span text:style-name="T22_10">using</text:span><text:span text:style-name="T22_11"><text:s/></text:span><text:span text:style-name="T22_12">whatever</text:span><text:span text:style-name="T22_13"><text:s/></text:span><text:span text:style-name="T22_14">method</text:span><text:span text:style-name="T22_15"><text:s/></text:span><text:span text:style-name="T22_16">was</text:span><text:span text:style-name="T22_17"><text:s/></text:span><text:span text:style-name="T22_18">established</text:span><text:span text:style-name="T22_19"><text:s/></text:span><text:span text:style-name="T22_20">on</text:span><text:span text:style-name="T22_21"><text:s/></text:span><text:span text:style-name="T22_22">store</text:span><text:span text:style-name="T22_23"><text:s/></text:span><text:span text:style-name="T22_24">creation</text:span><text:span text:style-name="T22_25">.</text:span></text:p>
      <text:p text:style-name="P23"><text:span text:style-name="T23_1">2)<text:s/></text:span><text:span text:style-name="T23_2">Roll</text:span><text:span text:style-name="T23_3"><text:s/></text:span><text:span text:style-name="T23_4">an</text:span><text:span text:style-name="T23_5"><text:s/></text:span><text:span text:style-name="T23_6">item</text:span><text:span text:style-name="T23_7"><text:s/></text:span><text:span text:style-name="T23_8">of</text:span><text:span text:style-name="T23_9"><text:s/></text:span><text:span text:style-name="T23_10">that</text:span><text:span text:style-name="T23_11"><text:s/></text:span><text:span text:style-name="T23_12">type</text:span><text:span text:style-name="T23_13">,<text:s/></text:span><text:span text:style-name="T23_14">using</text:span><text:span text:style-name="T23_15"><text:s/></text:span><text:span text:style-name="T23_16">the</text:span><text:span text:style-name="T23_17"><text:s/></text:span><text:span text:style-name="T23_18">random</text:span><text:span text:style-name="T23_19"><text:s/></text:span><text:span text:style-name="T23_20">treasure</text:span><text:span text:style-name="T23_21"><text:s/></text:span><text:span text:style-name="T23_22">tables</text:span><text:span text:style-name="T23_23">. <text:s/></text:span><text:span text:style-name="T23_24">Ignore</text:span><text:span text:style-name="T23_25"><text:s/></text:span><text:span text:style-name="T23_26">multiple</text:span><text:span text:style-name="T23_27"><text:s/></text:span><text:span text:style-name="T23_28">items</text:span><text:span text:style-name="T23_29"><text:s/>(</text:span><text:span text:style-name="T23_30">ie</text:span><text:span text:style-name="T23_31"><text:s/></text:span><text:span text:style-name="T23_32">there</text:span><text:span text:style-name="T23_33"><text:s/></text:span><text:span text:style-name="T23_34">is</text:span><text:span text:style-name="T23_35"><text:s/></text:span><text:span text:style-name="T23_36">no</text:span><text:span text:style-name="T23_37"><text:s/></text:span><text:span text:style-name="T23_38">need</text:span><text:span text:style-name="T23_39"><text:s/></text:span><text:span text:style-name="T23_40">to</text:span><text:span text:style-name="T23_41"><text:s/></text:span><text:span text:style-name="T23_42">roll</text:span><text:span text:style-name="T23_43"><text:s/></text:span><text:span text:style-name="T23_44">for</text:span><text:span text:style-name="T23_45"><text:s/>“</text:span><text:span text:style-name="T23_46">number</text:span><text:span text:style-name="T23_47"><text:s/></text:span><text:span text:style-name="T23_48">of</text:span><text:span text:style-name="T23_49"><text:s/></text:span><text:span text:style-name="T23_50">gems</text:span><text:span text:style-name="T23_51">”).</text:span></text:p>
      <text:p text:style-name="P24"><text:span text:style-name="T24_1">3)<text:s/></text:span><text:span text:style-name="T24_2">Roll</text:span><text:span text:style-name="T24_3"><text:s/></text:span><text:span text:style-name="T24_4">a</text:span><text:span text:style-name="T24_5"><text:s/></text:span><text:span text:style-name="T24_6">d</text:span><text:span text:style-name="T24_7">20<text:s/></text:span><text:span text:style-name="T24_8">and</text:span><text:span text:style-name="T24_9"><text:s/></text:span><text:span text:style-name="T24_10">add</text:span><text:span text:style-name="T24_11"><text:s/>100<text:s/></text:span><text:span text:style-name="T24_12">to</text:span><text:span text:style-name="T24_13"><text:s/></text:span><text:span text:style-name="T24_14">determine</text:span><text:span text:style-name="T24_15"><text:s/></text:span><text:span text:style-name="T24_16">the</text:span><text:span text:style-name="T24_17"><text:s/></text:span><text:span text:style-name="T24_18">markup</text:span><text:span text:style-name="T24_19"><text:s/>(</text:span><text:span text:style-name="T24_20">where</text:span><text:span text:style-name="T24_21"><text:s/></text:span><text:span text:style-name="T24_22">rolling</text:span><text:span text:style-name="T24_23"><text:s/></text:span><text:span text:style-name="T24_24">a</text:span><text:span text:style-name="T24_25"><text:s/>4<text:s/></text:span><text:span text:style-name="T24_26">indicates</text:span><text:span text:style-name="T24_27"><text:s/></text:span><text:span text:style-name="T24_28">that</text:span><text:span text:style-name="T24_29"><text:s/></text:span><text:span text:style-name="T24_30">the</text:span><text:span text:style-name="T24_31"><text:s/></text:span><text:span text:style-name="T24_32">retail</text:span><text:span text:style-name="T24_33"><text:s/></text:span><text:span text:style-name="T24_34">price</text:span><text:span text:style-name="T24_35"><text:s/></text:span><text:span text:style-name="T24_36">is</text:span><text:span text:style-name="T24_37"><text:s/>104%<text:s/></text:span><text:span text:style-name="T24_38">of</text:span><text:span text:style-name="T24_39"><text:s/></text:span><text:span text:style-name="T24_40">fair</text:span><text:span text:style-name="T24_41"><text:s/></text:span><text:span text:style-name="T24_42">market</text:span><text:span text:style-name="T24_43"><text:s/></text:span><text:span text:style-name="T24_44">value</text:span><text:span text:style-name="T24_45">).</text:span></text:p>
      <text:p text:style-name="P25"><text:span text:style-name="T25_1">4)<text:s/></text:span><text:span text:style-name="T25_2">Add</text:span><text:span text:style-name="T25_3"><text:s/></text:span><text:span text:style-name="T25_4">the</text:span><text:span text:style-name="T25_5"><text:s/></text:span><text:span text:style-name="T25_6">item</text:span><text:span text:style-name="T25_7"><text:s/></text:span><text:span text:style-name="T25_8">to</text:span><text:span text:style-name="T25_9"><text:s/></text:span><text:span text:style-name="T25_10">your</text:span><text:span text:style-name="T25_11"><text:s/></text:span><text:span text:style-name="T25_12">store</text:span><text:span text:style-name="T25_13">,<text:s/></text:span><text:span text:style-name="T25_14">noting</text:span><text:span text:style-name="T25_15"><text:s/></text:span><text:span text:style-name="T25_16">the</text:span><text:span text:style-name="T25_17"><text:s/></text:span><text:span text:style-name="T25_18">markup</text:span><text:span text:style-name="T25_19"><text:s/></text:span><text:span text:style-name="T25_20">percentage</text:span><text:span text:style-name="T25_21">.</text:span></text:p>
      <text:p text:style-name="P26"><text:span text:style-name="T26_1">5)<text:s/></text:span><text:span text:style-name="T26_2">Optionally</text:span><text:span text:style-name="T26_3">,<text:s/></text:span><text:span text:style-name="T26_4">calculate</text:span><text:span text:style-name="T26_5"><text:s/></text:span><text:span text:style-name="T26_6">the</text:span><text:span text:style-name="T26_7"><text:s/></text:span><text:span text:style-name="T26_8">fair</text:span><text:span text:style-name="T26_9"><text:s/></text:span><text:span text:style-name="T26_10">market</text:span><text:span text:style-name="T26_11"><text:s/></text:span><text:span text:style-name="T26_12">value</text:span><text:span text:style-name="T26_13"><text:s/></text:span><text:span text:style-name="T26_14">and</text:span><text:span text:style-name="T26_15"><text:s/></text:span><text:span text:style-name="T26_16">retail</text:span><text:span text:style-name="T26_17"><text:s/></text:span><text:span text:style-name="T26_18">price</text:span><text:span text:style-name="T26_19"><text:s/></text:span><text:span text:style-name="T26_20">of</text:span><text:span text:style-name="T26_21"><text:s/></text:span><text:span text:style-name="T26_22">the</text:span><text:span text:style-name="T26_23"><text:s/></text:span><text:span text:style-name="T26_24">item</text:span><text:span text:style-name="T26_25">,<text:s/></text:span><text:span text:style-name="T26_26">and</text:span><text:span text:style-name="T26_27"><text:s/></text:span><text:span text:style-name="T26_28">record</text:span><text:span text:style-name="T26_29"><text:s/></text:span><text:span text:style-name="T26_30">for</text:span><text:span text:style-name="T26_31"><text:s/></text:span><text:span text:style-name="T26_32">easy</text:span><text:span text:style-name="T26_33"><text:s/></text:span><text:span text:style-name="T26_34">reference</text:span><text:span text:style-name="T26_35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